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ic On Rails Basic Game no. 3 Notes</text:p>
      <text:p text:style-name="Standard"/>
      <text:p text:style-name="Standard">What do I need to know?</text:p>
      <text:p text:style-name="Standard"/>
      <text:p text:style-name="Standard"/>
      <text:p text:style-name="Standard">What happens from start to the end of the game?</text:p>
      <text:p text:style-name="Standard">It begins with a splash screen, then the usual main menu. Then you start the game/level. The player is a first person camera moving forward on rails. It will reach the end goal whether you do well or not.</text:p>
      <text:p text:style-name="Standard">The player can click on things that pass by/through the camera. These in the basic game will just be text or colour shapes. The score can go up or down depending on what you click on. Each level will have a faster moving puzzle piece that you can click on. Then you can have it added to the puzzle that you are completing on the second screen. In the basic version of the game it will just be a list with a number of puzzle pieces collected.</text:p>
      <text:p text:style-name="Standard"/>
      <text:p text:style-name="Standard">This is much more complex than normal but if I build everything to work except the puzzle piece and then add that in on top it should work.</text:p>
      <text:p text:style-name="Standard"/>
      <text:p text:style-name="Standard">In a more complex version for say harder levels then shapes could have their colour change and if the colour is for example red you will lose score but if it's blue you will gain score.</text:p>
      <text:p text:style-name="Standard"/>
      <text:p text:style-name="Standard">With a fully functioning first level it would be possible to develop It for different control schemes and add in art rather than the basic stuff. Also adding in new levels would be simple. As for sound that would have to be made from scratch as the basic game will be mute.</text:p>
      <text:p text:style-name="Standard"/>
      <text:p text:style-name="Standard">There will be no way to save your score in this basic game.</text:p>
      <text:p text:style-name="Standard"/>
      <text:p text:style-name="Standard">Why?</text:p>
      <text:p text:style-name="Standard">I want to make a game that requires more coding the basic game no 2 did.</text:p>
      <text:p text:style-name="Standard"/>
      <text:p text:style-name="Standard"/>
      <text:p text:style-name="Standard">What makes it do that?</text:p>
      <text:p text:style-name="Standard">The camera/player will have a set course and no physical self to collide with. The objects or shapes to click on will just use an on click function or If that is trash then something else but on click should be fine for this mouse based version of the game. Then I will build the first level by hand with different speed and velocities for them. They will not use gravity and must not be able to collide with themselves or each other or the player.</text:p>
      <text:p text:style-name="Standard"/>
      <text:p text:style-name="Standard">The score system will be a simple int based system similar to what we have used before. That should be made to work before setting up the movement of the camera or the shapes/puzzle pieces.</text:p>
      <text:p text:style-name="Standard"/>
      <text:p text:style-name="Standard"/>
      <text:p text:style-name="Standard">How do I get things to do that?</text:p>
      <text:p text:style-name="Standard">I build the scenes and menus. Then I figure out what shapes to use. Then create the score system but with them stationary. Then set up the camera and position and get the start and end of the level working. Then I set up the shapes movement. Then with all of that working I can attempt to add in the puzzle piece system. Then plan out polish and then move on to something else as the basic game will be functional.</text:p>
      <text:p text:style-name="Standard"/>
      <text:p text:style-name="Standard">Then I should list this stuff in the GDD and plan it out similar to the previous basic game GDD.</text:p>
      <text:p text:style-name="Standard"/>
      <text:p text:style-name="Standard"/>
      <text:p text:style-name="Standard"><text:soft-page-break/></text:p>
      <text:p text:style-name="Standard">Bellow will be general notes: </text:p>
      <text:p text:style-name="Standard"/>
      <text:p text:style-name="Standard">Maybe I'll make use of the cursor visible/invisible later on during the polish stage.</text:p>
      <text:p text:style-name="Standard"/>
      <text:p text:style-name="Standard"/>
      <text:p text:style-name="Standard">If red of blue clicked, first score sent to/added to total. Then destroy game object.</text:p>
      <text:p text:style-name="Standard">This means that you don't then click on objects more than once because it would have destroyed itself after being clicked on.</text:p>
      <text:p text:style-name="Standard"/>
      <text:p text:style-name="Standard"/>
      <text:p text:style-name="Standard">If I use on mouse down I would have to have two separate scripts for the cubes. If there are two scripts I would need to have a third master score keeper script that logs the actual scores. So maybe that script checks if a red cube or blue cube have been destroyed and increases or decreases the total score from that.</text:p>
      <text:p text:style-name="Standard"/>
      <text:p text:style-name="Standard">Maybe if tagged red cube destroyed then decreases and increases for blue cube.</text:p>
      <text:p text:style-name="Standard"/>
      <text:p text:style-name="Standard"/>
      <text:p text:style-name="Standard">Now they both count as 100 score. They add it onto the score that is printed to console.</text:p>
      <text:p text:style-name="Standard"/>
      <text:p text:style-name="Standard">Now I need to make it so that the red cube makes the score decrease by 100.</text:p>
      <text:p text:style-name="Standard"/>
      <text:p text:style-name="Standard">I did it by making another score method and changing the name and the + to – and thus it worked fine.</text:p>
      <text:p text:style-name="Standard"/>
      <text:p text:style-name="Standard"/>
      <text:p text:style-name="Standard">So maybe make a score display game object to house the script. The text elements will be dragged into the public text boxes on the score display script.</text:p>
      <text:p text:style-name="Standard"/>
      <text:p text:style-name="Standard">That way it can tell the right info from the score keeper that would dragged in also to the right text elements.</text:p>
      <text:p text:style-name="Standard"/>
      <text:p text:style-name="Standard">The score display should be in both the level 1 and the level 1 score screen.</text:p>
      <text:p text:style-name="Standard"/>
      <text:p text:style-name="Standard">Need score in score keeper set to a method called current score. Then current score can be called by the score display.</text:p>
      <text:p text:style-name="Standard"/>
      <text:p text:style-name="Standard"/>
      <text:p text:style-name="Standard">I disabled the score display and decided that I was trying to run before I could walk.</text:p>
      <text:p text:style-name="Standard"/>
      <text:p text:style-name="Standard">I will get the score displaying through the score keeper first and then during polish I can attempt to refactor that code into the score display script.</text:p>
      <text:p text:style-name="Standard"/>
      <text:p text:style-name="Standard">I've discovered that current score in score keeper does keep the score but it doesn't get stored/saved when brought over to the score screen.</text:p>
      <text:p text:style-name="Standard"/>
      <text:p text:style-name="Standard">The level score/current score now does save and get shown on the score screen.</text:p>
      <text:p text:style-name="Standard"/>
      <text:p text:style-name="Standard">I now need to make it so that when you go to the main menu or a new level the score is set to 0.</text:p>
      <text:p text:style-name="Standard">Either something within score keeper that does it or a new script and game object that does it by being placed in those scenes (main menu, level 1, level 2 and so on).</text:p>
      <text:p text:style-name="Standard"><text:soft-page-break/></text:p>
      <text:p text:style-name="Standard">I currently have another object reference not set to an instance of an object.</text:p>
      <text:p text:style-name="Standard">The object reference error is caused by the scorekeeper thinking it needs the score UI dragged into it's public box in the main menu. This is not needed.</text:p>
      <text:p text:style-name="Standard">For now I'll leave a comment and try making things work with it disabled in the main menu.</text:p>
      <text:p text:style-name="Standard"/>
      <text:p text:style-name="Standard">I disabled both the reset score game object and the score keeper game object in the main menu and everything worked fine without them.</text:p>
      <text:p text:style-name="Standard"/>
      <text:p text:style-name="Standard">Now I need to find out why the score is persisting without clicking the save score button.</text:p>
      <text:p text:style-name="Standard"/>
      <text:p text:style-name="Standard">I will make a level 2 to test if it is reset correctly to 0. If so then I will remove the save score button as it will no longer be needed.</text:p>
      <text:p text:style-name="Standard"/>
      <text:p text:style-name="Standard">It functions correctly with a level 2 so I will now remove the save score button from level 1 and 2.</text:p>
      <text:p text:style-name="Standard"/>
      <text:p text:style-name="Standard"/>
      <text:p text:style-name="Standard">I have set the main camera to a z position of -500 so that I can see the shapes in position.</text:p>
      <text:p text:style-name="Standard"/>
      <text:p text:style-name="Standard">Next I want to make it so that the camera moves to z position 0. That is where the end level trigger box collider will be.</text:p>
      <text:p text:style-name="Standard"/>
      <text:p text:style-name="Standard">That will cause a UI button to appear/on enable that you click in order to be sent to the score screen.</text:p>
      <text:p text:style-name="Standard"/>
      <text:p text:style-name="Standard">Also the camera should stop moving at a dead stop once the box collider triggers.</text:p>
      <text:p text:style-name="Standard"/>
      <text:p text:style-name="Standard"/>
      <text:p text:style-name="Standard">Vector 3.forward is 0, 0, 1. It is using the z axis.</text:p>
      <text:p text:style-name="Standard"/>
      <text:p text:style-name="Standard">I made the camera move forward so now I need to add an end goal.</text:p>
      <text:p text:style-name="Standard"/>
      <text:p text:style-name="Standard">I need to find the right code to set the UI button to active.</text:p>
      <text:p text:style-name="Standard"/>
      <text:p text:style-name="Standard">Bellow are some links that I was using to the button setting active.</text:p>
      <text:p text:style-name="Standard"/>
      <text:p text:style-name="Standard"><text:a xlink:type="simple" xlink:href="https://answers.unity.com/questions/1041288/setactive-true-not-working-on-ui-object.html" text:style-name="Internet_20_link" text:visited-style-name="Visited_20_Internet_20_Link">https://answers.unity.com/questions/1041288/setactive-true-not-working-on-ui-object.html</text:a></text:p>
      <text:p text:style-name="Standard"/>
      <text:p text:style-name="Standard"><text:a xlink:type="simple" xlink:href="https://answers.unity.com/questions/846959/deactivating-ui-panels-using-setactivebool.html" text:style-name="Internet_20_link" text:visited-style-name="Visited_20_Internet_20_Link">https://answers.unity.com/questions/846959/deactivating-ui-panels-using-setactivebool.html</text:a></text:p>
      <text:p text:style-name="Standard"/>
      <text:p text:style-name="Standard"><text:a xlink:type="simple" xlink:href="https://docs.unity3d.com/ScriptReference/GameObject.SetActive.html" text:style-name="Internet_20_link" text:visited-style-name="Visited_20_Internet_20_Link">https://docs.unity3d.com/ScriptReference/GameObject.SetActive.html</text:a></text:p>
      <text:p text:style-name="Standard"/>
      <text:p text:style-name="Standard"><text:a xlink:type="simple" xlink:href="https://docs.unity3d.com/ScriptReference/MonoBehaviour.OnEnable.html" text:style-name="Internet_20_link" text:visited-style-name="Visited_20_Internet_20_Link">https://docs.unity3d.com/ScriptReference/MonoBehaviour.OnEnable.html</text:a></text:p>
      <text:p text:style-name="Standard"/>
      <text:p text:style-name="Standard">I've loaded it up today and I'm not getting any errors for some reason.</text:p>
      <text:p text:style-name="Standard"/>
      <text:p text:style-name="Standard">The score screen does not get set active.</text:p>
      <text:p text:style-name="Standard"/>
      <text:p text:style-name="Standard">Also the camera does not collide with the box collider so it may need to be paired with a game object that can collide with the box collider.</text:p>
      <text:p text:style-name="Standard"/>
      <text:p text:style-name="Standard">I had a look at how I used a trigger collider for the helicopter in zombie runner and noticed that I gave the helicopter it's own box collider so I did that too and now the score screen button appears <text:soft-page-break/>and the print statements work.</text:p>
      <text:p text:style-name="Standard"/>
      <text:p text:style-name="Standard">I made it so that the speed sets to 0 once a trigger collision happens.</text:p>
      <text:p text:style-name="Standard"/>
      <text:p text:style-name="Standard">The player stops at around -25 in the z axis. It doesn't stop at zero. It must be either to do with the time it takes detect the collider or the time it takes to slow down from it's speed of 10.</text:p>
      <text:p text:style-name="Standard"/>
      <text:p text:style-name="Standard"/>
      <text:p text:style-name="Standard">The cubes now move towards the player but now I need decide on a speed for each shape.</text:p>
      <text:p text:style-name="Standard"/>
      <text:p text:style-name="Standard">Then build out the level with different positions for the shapes.</text:p>
      <text:p text:style-name="Standard"/>
      <text:p text:style-name="Standard">I will make parent objects for each type of cube so that the inspector does not get crowded.</text:p>
      <text:p text:style-name="Standard"/>
      <text:p text:style-name="Standard"/>
      <text:p text:style-name="Standard">I built the level in a rough way but the shapes may need to be slightly bigger.</text:p>
      <text:p text:style-name="Standard"/>
      <text:p text:style-name="Standard">Also the player needs to either be further away from the end goal or slower as it reaches it before the cubes finish going past.</text:p>
      <text:p text:style-name="Standard"/>
      <text:p text:style-name="Standard">Some shapes spin and I have no idea why. Maybe they collide with each other and cause them to spin?</text:p>
      <text:p text:style-name="Standard"/>
      <text:p text:style-name="Standard">I have discovered that the score screen appears before the player reaches the end goal.</text:p>
      <text:p text:style-name="Standard"/>
      <text:p text:style-name="Standard">It seems that once the camera child object collides with the end goal it appears.</text:p>
      <text:p text:style-name="Standard">I wonder if it's colliding with the cubes because the camera wasn't colliding with the end goal before the shapes were all added.</text:p>
      <text:p text:style-name="Standard"/>
      <text:p text:style-name="Standard">I disabled the cubes and tested the level without them and found that yes the player and or camera are colliding with the cubes which causes the score screen to appear.</text:p>
      <text:p text:style-name="Standard"/>
      <text:p text:style-name="Standard">I need to make it so that the score screen on trigger only takes in from collisions made to itself.</text:p>
      <text:p text:style-name="Standard">Unless I find that there are cubes that are passing through the end goal and causing the collisions.</text:p>
      <text:p text:style-name="Standard"/>
      <text:p text:style-name="Standard">I found one red cube that passes through the end goal. I will move that cube and thus the problem will be solved.</text:p>
      <text:p text:style-name="Standard"/>
      <text:p text:style-name="Standard">I also need to stop the cubes from spinning as some of them are just staying at the back moving in circles.</text:p>
      <text:p text:style-name="Standard"/>
      <text:p text:style-name="Standard">If I can make it so it can be turned on and off in the inspector, that would be ideal. Then I could choose when and if I want them to smash into each other and spin out of control.</text:p>
      <text:p text:style-name="Standard"/>
      <text:p text:style-name="Standard">This will help me: </text:p>
      <text:p text:style-name="Standard"><text:a xlink:type="simple" xlink:href="https://docs.unity3d.com/Manual/CollidersOverview.html" text:style-name="Internet_20_link" text:visited-style-name="Visited_20_Internet_20_Link">https://docs.unity3d.com/Manual/CollidersOverview.html</text:a></text:p>
      <text:p text:style-name="Standard"/>
      <text:p text:style-name="Standard">I used the version of the table from the above link that was remade for the glitch garden section of the course. The image can be found in the glitch garden notes document.</text:p>
      <text:p text:style-name="Standard"/>
      <text:p text:style-name="Standard">I learned from it that I needed to make the cubes kinematic rigid body box colliders as that would make them triggers and would not cause a collision.</text:p>
      <text:p text:style-name="Standard"><text:soft-page-break/></text:p>
      <text:p text:style-name="Standard">The next step is to finish up the level design.</text:p>
      <text:p text:style-name="Standard"/>
      <text:p text:style-name="Standard">The level now works and there are cubes to click on until just before the end goal.</text:p>
      <text:p text:style-name="Standard"/>
      <text:p text:style-name="Standard">The next step is to add in the code for the puzzle piece, test it with a print statement, then link it up and test until it works.</text:p>
      <text:p text:style-name="Standard"/>
      <text:p text:style-name="Standard"/>
      <text:p text:style-name="Standard">So the puzzle piece should be score 1 and when sent to string it should be score “/20”. That might work.</text:p>
      <text:p text:style-name="Standard"/>
      <text:p text:style-name="Standard"/>
      <text:p text:style-name="Standard">I have no clue why the puzzle score does not persist onto the score screen. I need to look deeper into how the score persists and find out what I am missing.</text:p>
      <text:p text:style-name="Standard"/>
      <text:p text:style-name="Standard">I saw that I hadn't added the to string to start, which meant that it wasn't called once the score screen is entered/initialized.</text:p>
      <text:p text:style-name="Standard"/>
      <text:p text:style-name="Standard"/>
      <text:p text:style-name="Standard">Now I need to build and test the game and fix any bugs I find.</text:p>
      <text:p text:style-name="Standard"/>
      <text:p text:style-name="Standard">I built the game and tested it. It all works except the puzzle piece doesn't reset to 0 when you go to the main menu and then back to level 1.</text:p>
      <text:p text:style-name="Standard"/>
      <text:p text:style-name="Standard">Also I need to move the end goal slightly closer to the player.</text:p>
      <text:p text:style-name="Standard"/>
      <text:p text:style-name="Standard">I have fixed the reset issue and now I need to move the end goal closer.</text:p>
      <text:p text:style-name="Standard"/>
      <text:p text:style-name="Standard">The cubes are sometimes visible before they are clickable.</text:p>
      <text:p text:style-name="Standard"/>
      <text:p text:style-name="Standard">I adjusted these values.</text:p>
      <text:p text:style-name="Standard"/>
      <text:p text:style-name="Standard"/>
      <text:p text:style-name="Standard">Then I will add in the destroy cubes that I miss collider box thing.</text:p>
      <text:p text:style-name="Standard"/>
      <text:p text:style-name="Standard">I made the destroy box but it destroyed itself.</text:p>
      <text:p text:style-name="Standard"/>
      <text:p text:style-name="Standard">I should look up where I've used this kind of thing before. I think it was used in Glitch Garden.</text:p>
      <text:p text:style-name="Standard"/>
      <text:p text:style-name="Standard">FUCK IT!</text:p>
      <text:p text:style-name="Standard"/>
      <text:p text:style-name="Standard">I can't be fucked any more!</text:p>
      <text:p text:style-name="Standard"/>
      <text:p text:style-name="Standard">I'll just add it to the polish section.</text:p>
      <text:p text:style-name="Standard"/>
      <text:p text:style-name="Standard"/>
      <text:p text:style-name="Standard">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11cm" fo:margin-bottom="2.0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Started on 28/02/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ie Gracie</meta:initial-creator>
    <meta:creation-date>2018-02-28T15:36:26.66</meta:creation-date>
    <dc:date>2018-03-16T19:35:52.88</dc:date>
    <dc:creator>Charlie Gracie</dc:creator>
    <meta:editing-duration>P1DT14H39M20S</meta:editing-duration>
    <meta:editing-cycles>129</meta:editing-cycles>
    <meta:generator>OpenOffice/4.1.3$Win32 OpenOffice.org_project/413m1$Build-9783</meta:generator>
    <meta:document-statistic meta:table-count="0" meta:image-count="0" meta:object-count="0" meta:page-count="5" meta:paragraph-count="100" meta:word-count="2058" meta:character-count="10726"/>
  </office:meta>
</office:document-meta>
</file>